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33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34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33">It is often said that</text:p>
          </table:table-cell>
          <table:table-cell table:style-name="Table1.A2" office:value-type="string">
            <text:p text:style-name="P33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33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33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3">every detail</text:p>
          </table:table-cell>
          <table:table-cell table:style-name="Table1.A2" office:value-type="string">
            <text:p text:style-name="P33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33">tens of millions</text:p>
          </table:table-cell>
          <table:table-cell table:style-name="Table1.A2" office:value-type="string">
            <text:p text:style-name="P33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33">Hundreds of thousands of people</text:p>
          </table:table-cell>
          <table:table-cell table:style-name="Table1.A2" office:value-type="string">
            <text:p text:style-name="P33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33">it is thought that</text:p>
          </table:table-cell>
          <table:table-cell table:style-name="Table1.A2" office:value-type="string">
            <text:p text:style-name="P33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33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3">One last time</text:p>
          </table:table-cell>
          <table:table-cell table:style-name="Table1.A2" office:value-type="string">
            <text:p text:style-name="P33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33">Right before your eyes</text:p>
          </table:table-cell>
          <table:table-cell table:style-name="Table1.A2" office:value-type="string">
            <text:p text:style-name="P33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9">It is also advisable that</text:p>
          </table:table-cell>
          <table:table-cell table:style-name="Table1.A2" office:value-type="string">
            <text:p text:style-name="P9">এটাও গ্রহণযোগ্য যে</text:p>
          </table:table-cell>
        </table:table-row>
        <table:table-row>
          <table:table-cell table:style-name="Table1.A262" office:value-type="string">
            <text:p text:style-name="P10">In most matters</text:p>
          </table:table-cell>
          <table:table-cell table:style-name="Table1.A262" office:value-type="string">
            <text:p text:style-name="P35">অধিকাংশ বিষয়ে</text:p>
          </table:table-cell>
          <table:table-cell table:style-name="Table1.A262" office:value-type="string">
            <text:p text:style-name="P10">In many respects</text:p>
          </table:table-cell>
          <table:table-cell table:style-name="Table1.A262" office:value-type="string">
            <text:p text:style-name="P10">অনেক ক্ষেত্রে</text:p>
          </table:table-cell>
        </table:table-row>
        <table:table-row>
          <table:table-cell table:style-name="Table1.A262" office:value-type="string">
            <text:p text:style-name="P11">On the contrary</text:p>
          </table:table-cell>
          <table:table-cell table:style-name="Table1.A262" office:value-type="string">
            <text:p text:style-name="P36">অপরদিকে</text:p>
          </table:table-cell>
          <table:table-cell table:style-name="Table1.A262" office:value-type="string">
            <text:p text:style-name="P11">Ordinary yet priceless</text:p>
          </table:table-cell>
          <table:table-cell table:style-name="Table1.A262" office:value-type="string">
            <text:p text:style-name="P11">সাধারণ অথচ অমূল্য</text:p>
          </table:table-cell>
        </table:table-row>
        <table:table-row>
          <table:table-cell table:style-name="Table1.A262" office:value-type="string">
            <text:p text:style-name="P11">I am opposed to the belief that</text:p>
          </table:table-cell>
          <table:table-cell table:style-name="Table1.A262" office:value-type="string">
            <text:p text:style-name="P36"/>
          </table:table-cell>
          <table:table-cell table:style-name="Table1.A262" office:value-type="string">
            <text:p text:style-name="P11">A good illustration in my case is that...</text:p>
          </table:table-cell>
          <table:table-cell table:style-name="Table1.A262" office:value-type="string">
            <text:p text:style-name="P11"/>
          </table:table-cell>
        </table:table-row>
        <table:table-row>
          <table:table-cell table:style-name="Table1.A262" office:value-type="string">
            <text:p text:style-name="P11">Those people who think/believe</text:p>
          </table:table-cell>
          <table:table-cell table:style-name="Table1.A262" office:value-type="string">
            <text:p text:style-name="P37">যে সকল মানুষ মনে করে</text:p>
          </table:table-cell>
          <table:table-cell table:style-name="Table1.A262" office:value-type="string">
            <text:p text:style-name="P11">Sooner or later they will find that</text:p>
          </table:table-cell>
          <table:table-cell table:style-name="Table1.A262" office:value-type="string">
            <text:p text:style-name="P11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2">It is not always the case that</text:p>
          </table:table-cell>
          <table:table-cell table:style-name="Table1.A262" office:value-type="string">
            <text:p text:style-name="P38">এটা সবসময় হয় না যে</text:p>
          </table:table-cell>
          <table:table-cell table:style-name="Table1.A262" office:value-type="string">
            <text:p text:style-name="P14">overdue</text:p>
          </table:table-cell>
          <table:table-cell table:style-name="Table1.A262" office:value-type="string">
            <text:p text:style-name="P39">বিলম্বিত</text:p>
          </table:table-cell>
        </table:table-row>
        <table:table-row>
          <table:table-cell table:style-name="Table1.A262" office:value-type="string">
            <text:p text:style-name="P12">… <text:span text:style-name="T4">is that what you are saying?</text:span></text:p>
          </table:table-cell>
          <table:table-cell table:style-name="Table1.A262" office:value-type="string">
            <text:p text:style-name="P13"/>
          </table:table-cell>
          <table:table-cell table:style-name="Table1.A262" office:value-type="string">
            <text:p text:style-name="P13">As is seen from the given illustration</text:p>
          </table:table-cell>
          <table:table-cell table:style-name="Table1.A262" office:value-type="string">
            <text:p text:style-name="P39"/>
          </table:table-cell>
        </table:table-row>
        <table:table-row>
          <table:table-cell table:style-name="Table1.A262" office:value-type="string">
            <text:p text:style-name="P15">Women went well ahead of men</text:p>
          </table:table-cell>
          <table:table-cell table:style-name="Table1.A262" office:value-type="string">
            <text:p text:style-name="P16">নারীরা পুরুষের চেয়ে ভালো এগিয়ে গিয়েছিলো </text:p>
          </table:table-cell>
          <table:table-cell table:style-name="Table1.A262" office:value-type="string">
            <text:p text:style-name="P17">It is evident that</text:p>
          </table:table-cell>
          <table:table-cell table:style-name="Table1.A262" office:value-type="string">
            <text:p text:style-name="P40">এটা সুস্পষ্ট যে</text:p>
          </table:table-cell>
        </table:table-row>
        <table:table-row>
          <table:table-cell table:style-name="Table1.A262" office:value-type="string">
            <text:p text:style-name="P18">At the outset of new millennium</text:p>
          </table:table-cell>
          <table:table-cell table:style-name="Table1.A262" office:value-type="string">
            <text:p text:style-name="P18">নুতুন শতাব্দীর শুরুতে </text:p>
          </table:table-cell>
          <table:table-cell table:style-name="Table1.A262" office:value-type="string">
            <text:p text:style-name="P18">The method is to succeed</text:p>
          </table:table-cell>
          <table:table-cell table:style-name="Table1.A262" office:value-type="string">
            <text:p text:style-name="P41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19">Well worth the 10 mile track</text:p>
          </table:table-cell>
          <table:table-cell table:style-name="Table1.A262" office:value-type="string">
            <text:p text:style-name="P19">১০ মাইল ভ্রমণ সার্থক</text:p>
          </table:table-cell>
          <table:table-cell table:style-name="Table1.A262" office:value-type="string">
            <text:p text:style-name="P20">than ever before</text:p>
          </table:table-cell>
          <table:table-cell table:style-name="Table1.A262" office:value-type="string">
            <text:p text:style-name="P42"><text:bookmark text:name="result_box"/>আগের তুলনায়</text:p>
          </table:table-cell>
        </table:table-row>
        <text:soft-page-break/>
        <table:table-row>
          <table:table-cell table:style-name="Table1.A262" office:value-type="string">
            <text:p text:style-name="P21">Either way</text:p>
          </table:table-cell>
          <table:table-cell table:style-name="Table1.A262" office:value-type="string">
            <text:p text:style-name="P29"><text:bookmark text:name="result_box1"/>উভয় ক্ষেত্রেই</text:p>
          </table:table-cell>
          <table:table-cell table:style-name="Table1.A262" office:value-type="string">
            <text:p text:style-name="P22">flashy</text:p>
          </table:table-cell>
          <table:table-cell table:style-name="Table1.A262" office:value-type="string">
            <text:p text:style-name="P43">লোকদেখান</text:p>
          </table:table-cell>
        </table:table-row>
        <table:table-row>
          <table:table-cell table:style-name="Table1.A262" office:value-type="string">
            <text:p text:style-name="P23">All that's left to</text:p>
          </table:table-cell>
          <table:table-cell table:style-name="Table1.A262" office:value-type="string">
            <text:p text:style-name="P29"/>
          </table:table-cell>
          <table:table-cell table:style-name="Table1.A262" office:value-type="string">
            <text:p text:style-name="P24">That's because</text:p>
          </table:table-cell>
          <table:table-cell table:style-name="Table1.A262" office:value-type="string">
            <text:p text:style-name="P43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5">a lot like New zealand</text:p>
          </table:table-cell>
          <table:table-cell table:style-name="Table1.A262" office:value-type="string">
            <text:p text:style-name="P30">নিউজিল্যান্ড মতো অনেকটা</text:p>
          </table:table-cell>
          <table:table-cell table:style-name="Table1.A262" office:value-type="string">
            <text:p text:style-name="P26">To whom it may concern</text:p>
          </table:table-cell>
          <table:table-cell table:style-name="Table1.A262" office:value-type="string">
            <text:p text:style-name="P43">সংশ্লিষ্টের প্রতি</text:p>
          </table:table-cell>
        </table:table-row>
        <table:table-row>
          <table:table-cell table:style-name="Table1.A262" office:value-type="string">
            <text:p text:style-name="P27">Upscale Gulshan neighborhood</text:p>
          </table:table-cell>
          <table:table-cell table:style-name="Table1.A262" office:value-type="string">
            <text:p text:style-name="P30"/>
          </table:table-cell>
          <table:table-cell table:style-name="Table1.A262" office:value-type="string">
            <text:p text:style-name="P27">But to my best surprise</text:p>
          </table:table-cell>
          <table:table-cell table:style-name="Table1.A262" office:value-type="string">
            <text:p text:style-name="P43"/>
          </table:table-cell>
        </table:table-row>
        <table:table-row>
          <table:table-cell table:style-name="Table1.A262" office:value-type="string">
            <text:p text:style-name="P27">But to my best knowledge</text:p>
          </table:table-cell>
          <table:table-cell table:style-name="Table1.A262" office:value-type="string">
            <text:p text:style-name="P31">আমার জানা মতে</text:p>
          </table:table-cell>
          <table:table-cell table:style-name="Table1.A262" office:value-type="string">
            <text:p text:style-name="P27">I still remember those days</text:p>
          </table:table-cell>
          <table:table-cell table:style-name="Table1.A262" office:value-type="string">
            <text:p text:style-name="P44">আমার এখনো ঐসব দিনগুলোর কথা মনে আছে</text:p>
          </table:table-cell>
        </table:table-row>
        <table:table-row>
          <table:table-cell table:style-name="Table1.A262" office:value-type="string">
            <text:p text:style-name="P27">I used to wait</text:p>
          </table:table-cell>
          <table:table-cell table:style-name="Table1.A262" office:value-type="string">
            <text:p text:style-name="P31"/>
          </table:table-cell>
          <table:table-cell table:style-name="Table1.A262" office:value-type="string">
            <text:p text:style-name="P27">I vividly remember</text:p>
          </table:table-cell>
          <table:table-cell table:style-name="Table1.A262" office:value-type="string">
            <text:p text:style-name="P44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28">More often than not</text:p>
          </table:table-cell>
          <table:table-cell table:style-name="Table1.A262" office:value-type="string">
            <text:p text:style-name="P32">Generally, mostly</text:p>
          </table:table-cell>
          <table:table-cell table:style-name="Table1.A262" office:value-type="string">
            <text:p text:style-name="P46">be that as it may</text:p>
          </table:table-cell>
          <table:table-cell table:style-name="Table1.A262" office:value-type="string">
            <text:p text:style-name="P47">এটা হতে পারে যে</text:p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7</meta:editing-cycles>
    <dc:date>2017-01-16T17:27:56.732112177</dc:date>
    <meta:editing-duration>PT4H34M57S</meta:editing-duration>
    <meta:document-statistic meta:table-count="1" meta:image-count="0" meta:object-count="0" meta:page-count="8" meta:paragraph-count="1039" meta:word-count="3071" meta:character-count="14215" meta:non-whitespace-character-count="12152"/>
  </office:meta>
</office:document-meta>
</file>